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acro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1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gr1" style:family="graphic" style:parent-style-name="Default">
      <style:graphic-properties loext:decorative="false"/>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office:value-type="float" office:value="21" calcext:value-type="float">
            <text:p>21</text:p>
          </table:table-cell>
        </table:table-row>
      </table:table>
      <table:table table:name="Calculadora" table:style-name="ta1">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alcular" form:control-implementation="ooo:com.sun.star.form.component.CommandButton" xml:id="control1" form:id="control1" form:label="Calcular" office:target-fram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acro1.calculadora?language=Basic&amp;location=document" xlink:type="simple"/>
              </office:event-listeners>
            </form:button>
          </form:form>
        </office:forms>
        <table:shapes>
          <draw:control draw:z-index="0" draw:name="Calculate" draw:style-name="gr1" draw:text-style-name="P1" svg:width="0.8941in" svg:height="0.2661in" svg:x="4.5516in" svg:y="0.152in" draw:control="control1"/>
        </table:shapes>
        <table:table-column table:style-name="co2" table:default-cell-style-name="Default"/>
        <table:table-column table:style-name="co1" table:number-columns-repeated="4" table:default-cell-style-name="Default"/>
        <table:table-row table:style-name="ro1">
          <table:table-cell office:value-type="string" calcext:value-type="string">
            <text:p>Canvi de base</text:p>
          </table:table-cell>
          <table:table-cell office:value-type="string" calcext:value-type="string">
            <text:p>Bin</text:p>
          </table:table-cell>
          <table:table-cell office:value-type="string" calcext:value-type="string">
            <text:p>Oct</text:p>
          </table:table-cell>
          <table:table-cell office:value-type="string" calcext:value-type="string">
            <text:p>Dec</text:p>
          </table:table-cell>
          <table:table-cell office:value-type="string" calcext:value-type="string">
            <text:p>Hex</text:p>
          </table:table-cell>
        </table:table-row>
        <table:table-row table:style-name="ro1">
          <table:table-cell/>
          <table:table-cell office:value-type="float" office:value="100000" calcext:value-type="float">
            <text:p>100000</text:p>
          </table:table-cell>
          <table:table-cell table:number-columns-repeated="3"/>
        </table:table-row>
      </table:table>
      <table:named-expressions>
        <table:named-range table:name="Bin" table:base-cell-address="$Calculadora.$B$2" table:cell-range-address="$Calculadora.$B$2"/>
        <table:named-range table:name="Dec" table:base-cell-address="$Calculadora.$E$2" table:cell-range-address="$Calculadora.$D$2"/>
        <table:named-range table:name="Hex" table:base-cell-address="$Calculadora.$E$2" table:cell-range-address="$Calculadora.$E$2"/>
        <table:named-range table:name="Input" table:base-cell-address="$Sheet1.$A$1" table:cell-range-address="$Sheet1.$A$1"/>
        <table:named-range table:name="Oct" table:base-cell-address="$Calculadora.$C$2" table:cell-range-address="$Calculadora.$C$2"/>
      </table:named-expressions>
      <table:database-ranges>
        <table:database-range table:name="__Anonymous_DB__1" table:target-range-address="Calculadora.F3:Calculadora.F6"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13">00/00/0000</text:date>, <text:time style:data-style-name="N2" text:time-value="11:28:22.34179978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2:26:48.042737390</meta:creation-date>
    <dc:date>2024-12-13T11:57:29.021141865</dc:date>
    <meta:editing-duration>PT1H11M11S</meta:editing-duration>
    <meta:editing-cycles>19</meta:editing-cycles>
    <meta:generator>LibreOffice/24.8.2.1$Linux_X86_64 LibreOffice_project/0f794b6e29741098670a3b95d60478a65d05ef13</meta:generator>
    <meta:document-statistic meta:table-count="2" meta:cell-count="7" meta:object-count="1"/>
  </office:meta>
</office:document-meta>
</file>

<file path=Basic/Standard/Macro1.xml><?xml version="1.0" encoding="utf-8"?>
<!DOCTYPE module  PUBLIC '-//OpenOffice.org//DTD OfficeDocument 1.0//EN'  'module.dtd'>
<script:module xmlns:script="http://openoffice.org/2000/script" script:name="Macro1" script:language="StarBasic" script:moduleType="normal">REM  *****  BASIC  *****

Sub comparaAmb10()
    Dim inputValue As Integer
    Dim inputCell As Object
    Dim oActiveSheet As Object
    Dim oCellRangeByName As Object
   
	oActiveSheet = ThisComponent.getCurrentController().getActiveSheet()
    
    ' Celda input
    Set inputCell = oActiveSheet.getCellRangeByName("Input")
    
    ' Valor Input
    inputValue = inputCell.Value
    
    'comprovar valor
    If inputValue &gt; 10 Then
        MsgBox "El valor es major que 10."
    ElseIf inputValue = 10 Then
        MsgBox "El valor es 10."
    Else
        MsgBox "El valor es menor que 10."
    End If
End Sub


Sub parellOImparell()
    Dim inputValue As Integer
    Dim inputCell As Object
    Dim oActiveSheet As Object
    Dim oCellRangeByName As Object
   
	oActiveSheet = ThisComponent.getCurrentController().getActiveSheet()
    
    ' Celda input
    Set inputCell = oActiveSheet.getCellRangeByName("Input")
    
    ' Valor Input
    inputValue = inputCell.Value
    If inputValue Mod 2 = 0 Then
        MsgBox "El valor es parell."
    Else
        MsgBox "El valor es senar."
    
    End If
End Sub

Sub calculadora()
	Dim binCell 
	Dim binValue 
	Dim octCell
	Dim octValue As String
	Dim decCell
	Dim decValue 
	Dim hexCell
	Dim hexValue 
	
    Dim decimal

	oActiveSheet = ThisComponent.getCurrentController().getActiveSheet()
    
    ' Inputs
    Set binCell = oActiveSheet.getCellRangeByName("Bin")
    Set octCell = oActiveSheet.getCellRangeByName("Oct")
    Set decCell = oActiveSheet.getCellRangeByName("Dec")
    Set hexCell = oActiveSheet.getCellRangeByName("Hex")
    
    ' Valor Input, 0 if none
    binValue = binCell.Value 
    octValue = octCell.Value
    decValue = decCell.Value
    hexValue = hexCell.Value
   
    MsgBox "bin" + binValue + "oct" + octValue + "dec" + decValue + "hex" + hexvalue 
    if binValue &lt;&gt; "" Then
        decimal = BinaryToDec(binValue)
        octCell.Value =  DecToOctal(decimal)
        decCell.Value = decimal
        hexCell.Value = DecToHex(decimal)
    ElseIf octValue &lt;&gt; "" Then
        decimal = OctToDec(octValue)
        binCell.Value = DecToBin(decimal)
        decCell.Value = decimal
        hexCell.Value = DecToHex(decimal)
    ElseIf decValue &lt;&gt; "" Then
        decimal = decValue
        binCell.Value = DecToBin(decimal)
        octCell.Value =  DecToOctal(decimal)
        hexCell.Value = DecToHex(decimal)
    ElseIf hexValue &lt;&gt; "" Then
        decimal = HextoDec(hexValue)
        binCell.Value = DecToBin(decimal)
        octCell.Value =  DecToOctal(decimal)
        decCell.Value = decimal
    Else
        MsgBox "No hi ha cap valor"
    End If
    
    ' decimal = 
    ' octCell.Value =  DecToOctal(binValue)
    ' decCell.Value = BinaryToDec(binValue)
    ' hexCell.Value = DecToHex(binValue)
End Sub

Function BinaryToDec(binaryStr)

    Dim decimalVal
    decimalVal = 0
    Dim i
    For i = 1 To Len(binaryStr)
        decimalVal = decimalVal * 2 + CInt(Mid(binaryStr, i, 1))
    Next
    
    BinaryToDec = decimalVal
End Function

Function OctToDec(octStr)

    Dim decimalVal
    decimalVal = 0
    Dim i
    For i = 1 To Len(octStr)
        decimalVal = decimalVal * 8 + CInt(Mid(octStr, i, 1))
    Next
    
    OctToDec = decimalVal
End Function

Function HextoDec(hexStr)

    Dim decimalVal
    decimalVal = 0
    Dim i
    For i = 1 To Len(hexStr)
        decimalVal = decimalVal * 16 + CInt(Mid(hexStr, i, 1))
    Next
    
    HextoDec = decimalVal
End Function

Function DecToBin(decStr)

    Dim binStr
    binStr = ""
    If decStr = 0 Then
        binStr = "0"
    Else
        Do While decStr &gt; 0
            binStr = CStr(decStr Mod 2) &amp; binStr
            decStr = decStr \ 2
        Loop
    End If
    
    DectoBin = binStr
End Function

Function DecToOctal(decStr)

    Dim octalStr
    octalStr = ""
    If decStr = 0 Then
        octalStr = "0"
    Else
        Do While decStr &gt; 0
            octalStr = CStr(decStr Mod 8) &amp; octalStr
            decStr = decStr \ 8
        Loop
    End If
    
    DecToOctal = octalStr
End Function

Function DecToHex(decStr)

    Dim hexStr
    hexStr = ""
    If decStr = 0 Then
        hexStr = "0"
    Else
        Do While decStr &gt; 0
            hexStr = CStr(decStr Mod 16) &amp; hexStr
            decStr = decStr \ 16
        Loop
    End If
    
    DecToHex = hexSt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